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хвати меня за руку, больно и ласково</text:p>
      <text:p text:style-name="P1">С тревогою тайной спроси как дела</text:p>
      <text:p text:style-name="P1">В глазах притаенной неясной опаскою</text:p>
      <text:p text:style-name="P1">Сердце прошелестит как я тебя долго ждала.</text:p>
      <text:p text:style-name="P1"/>
      <text:p text:style-name="P1">Как часто встречала весну провансальскую</text:p>
      <text:p text:style-name="P1">В ночных растревоженных девушки снах</text:p>
      <text:p text:style-name="P1">Как благословляла я песнею ангельскою</text:p>
      <text:p text:style-name="P1">Странно тонув в голюбящих глазах.</text:p>
      <text:p text:style-name="P1"/>
      <text:p text:style-name="P1">Увидев тебя наяву поняла-я преступница!</text:p>
      <text:p text:style-name="P1">Ведь я же украла чужую любовь!</text:p>
      <text:p text:style-name="P1">А у меня ведь, наверное, тоже получится </text:p>
      <text:p text:style-name="P1">Куда-то бегу от тебя вновь и вновь.</text:p>
      <text:p text:style-name="P1"/>
      <text:p text:style-name="P1">Когда я сходила с дороги душа разметалася</text:p>
      <text:p text:style-name="P1">По ветру летней ласки кидая чувства мои</text:p>
      <text:p text:style-name="P1">Ты вспомнил улыбку и боль разгоняется</text:p>
      <text:p text:style-name="P1">И, выкинув руку, сдержал мою жизнь для любви.</text:p>
      <text:p text:style-name="P1"/>
      <text:p text:style-name="P1">Лизочек, куда ты, знаешь как скучал...<text:line-break/>Ничего не поняв я билась в истерике</text:p>
      <text:p text:style-name="P1">А панику мою закрывая в сильной руке</text:p>
      <text:p text:style-name="P1">Ты, помню, что-то о чуде истошно кричал.</text:p>
      <text:p text:style-name="P1"/>
      <text:p text:style-name="P1">Затих дикий ветер: я четко расслышала</text:p>
      <text:p text:style-name="P1">Голос надежды и веры в твоей тихой душе</text:p>
      <text:p text:style-name="P1">«Ты знай, я всегда где-то рядом там и ты была</text:p>
      <text:p text:style-name="P1">Но обещай мне: ты отсюда не уйдешь уже..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01T18:40:03.01</meta:creation-date>
    <dc:date>2012-09-01T20:30:30.01</dc:date>
    <dc:creator>Елизавета Чижикова</dc:creator>
    <meta:editing-duration>PT3M47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157" meta:character-count="912"/>
  </office:meta>
</office:document-meta>
</file>